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b1c" officeooo:paragraph-rsid="0013bb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8T04:15:54.443220256</meta:creation-date>
    <dc:date>2024-08-28T04:16:10.289632330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7.2$Linux_X86_64 LibreOffice_project/40$Build-2</meta:generator>
  </office:meta>
</office:document-meta>
</file>